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343bb"/>
    </style:style>
    <style:style style:name="P2" style:family="paragraph" style:parent-style-name="Text_20_body">
      <style:text-properties officeooo:paragraph-rsid="0013b4fd"/>
    </style:style>
    <style:style style:name="P3" style:family="paragraph" style:parent-style-name="Text_20_body">
      <style:text-properties officeooo:paragraph-rsid="001dffb0"/>
    </style:style>
    <style:style style:name="P4" style:family="paragraph" style:parent-style-name="Text_20_body">
      <style:text-properties fo:font-style="normal" officeooo:paragraph-rsid="001fa361" style:font-style-asian="normal" style:font-style-complex="normal"/>
    </style:style>
    <style:style style:name="P5" style:family="paragraph" style:parent-style-name="Text_20_body">
      <style:text-properties fo:font-style="normal" officeooo:rsid="001fa361" officeooo:paragraph-rsid="001fa361" style:font-style-asian="normal" style:font-style-complex="normal"/>
    </style:style>
    <style:style style:name="P6" style:family="paragraph" style:parent-style-name="Text_20_body">
      <style:text-properties fo:font-style="normal" fo:font-weight="bold" officeooo:paragraph-rsid="00270773" style:font-style-asian="normal" style:font-weight-asian="bold" style:font-style-complex="normal" style:font-weight-complex="bold"/>
    </style:style>
    <style:style style:name="P7" style:family="paragraph" style:parent-style-name="Text_20_body">
      <style:text-properties fo:font-style="normal" fo:font-weight="normal" officeooo:rsid="002021c7" officeooo:paragraph-rsid="002021c7" style:font-style-asian="normal" style:font-weight-asian="normal" style:font-style-complex="normal" style:font-weight-complex="normal"/>
    </style:style>
    <style:style style:name="P8" style:family="paragraph" style:parent-style-name="Text_20_body">
      <style:text-properties fo:font-style="normal" fo:font-weight="normal" officeooo:rsid="00270773" officeooo:paragraph-rsid="00270773" style:font-style-asian="normal" style:font-weight-asian="normal" style:font-style-complex="normal" style:font-weight-complex="normal"/>
    </style:style>
    <style:style style:name="P9" style:family="paragraph" style:parent-style-name="Text_20_body">
      <style:text-properties fo:font-weight="bold" officeooo:paragraph-rsid="002021c7" style:font-weight-asian="bold" style:font-weight-complex="bold"/>
    </style:style>
    <style:style style:name="P10" style:family="paragraph" style:parent-style-name="Text_20_body">
      <style:text-properties fo:font-weight="bold" officeooo:paragraph-rsid="0025bc03" style:font-weight-asian="bold" style:font-weight-complex="bold"/>
    </style:style>
    <style:style style:name="P11" style:family="paragraph" style:parent-style-name="Text_20_body">
      <style:text-properties fo:font-weight="bold" officeooo:rsid="002021c7" officeooo:paragraph-rsid="002021c7" style:font-weight-asian="bold" style:font-weight-complex="bold"/>
    </style:style>
    <style:style style:name="P12" style:family="paragraph" style:parent-style-name="Text_20_body">
      <style:text-properties fo:font-weight="bold" officeooo:rsid="0025bc03" officeooo:paragraph-rsid="0025bc03" style:font-weight-asian="bold" style:font-weight-complex="bold"/>
    </style:style>
    <style:style style:name="P13" style:family="paragraph" style:parent-style-name="Text_20_body">
      <style:text-properties fo:font-weight="bold" officeooo:rsid="00290083" officeooo:paragraph-rsid="00290083" style:font-weight-asian="bold" style:font-weight-complex="bold"/>
    </style:style>
    <style:style style:name="P14" style:family="paragraph" style:parent-style-name="Text_20_body">
      <style:text-properties fo:font-weight="bold" officeooo:rsid="00270773" officeooo:paragraph-rsid="0025bc03" style:font-weight-asian="bold" style:font-weight-complex="bold"/>
    </style:style>
    <style:style style:name="P15" style:family="paragraph" style:parent-style-name="Text_20_body">
      <style:text-properties fo:font-weight="bold" officeooo:rsid="00273ee8" officeooo:paragraph-rsid="0025bc03" style:font-weight-asian="bold" style:font-weight-complex="bold"/>
    </style:style>
    <style:style style:name="P16" style:family="paragraph" style:parent-style-name="Text_20_body">
      <style:text-properties fo:font-weight="bold" officeooo:rsid="002f357a" officeooo:paragraph-rsid="002f357a" style:font-weight-asian="bold" style:font-weight-complex="bold"/>
    </style:style>
    <style:style style:name="P17" style:family="paragraph" style:parent-style-name="Text_20_body">
      <style:text-properties officeooo:paragraph-rsid="0024e6a6"/>
    </style:style>
    <style:style style:name="P18" style:family="paragraph" style:parent-style-name="Text_20_body">
      <style:text-properties officeooo:paragraph-rsid="00270773"/>
    </style:style>
    <style:style style:name="P19" style:family="paragraph" style:parent-style-name="Text_20_body">
      <style:text-properties fo:font-weight="normal" officeooo:rsid="002021c7" officeooo:paragraph-rsid="002021c7" style:font-weight-asian="normal" style:font-weight-complex="normal"/>
    </style:style>
    <style:style style:name="P20" style:family="paragraph" style:parent-style-name="Text_20_body">
      <style:text-properties fo:font-weight="normal" officeooo:rsid="00270773" officeooo:paragraph-rsid="00270773" style:font-weight-asian="normal" style:font-weight-complex="normal"/>
    </style:style>
    <style:style style:name="P21" style:family="paragraph" style:parent-style-name="Text_20_body">
      <style:text-properties fo:font-weight="normal" officeooo:rsid="00273ee8" officeooo:paragraph-rsid="00273ee8" style:font-weight-asian="normal" style:font-weight-complex="normal"/>
    </style:style>
    <style:style style:name="P22" style:family="paragraph" style:parent-style-name="Text_20_body">
      <style:text-properties fo:font-weight="normal" officeooo:rsid="002a23bb" officeooo:paragraph-rsid="002a23bb" style:font-weight-asian="normal" style:font-weight-complex="normal"/>
    </style:style>
    <style:style style:name="P23" style:family="paragraph" style:parent-style-name="Text_20_body">
      <style:text-properties officeooo:rsid="00298ff2" officeooo:paragraph-rsid="00298ff2"/>
    </style:style>
    <style:style style:name="P24" style:family="paragraph" style:parent-style-name="Text_20_body">
      <style:text-properties officeooo:rsid="00290083" officeooo:paragraph-rsid="00290083"/>
    </style:style>
    <style:style style:name="P25" style:family="paragraph" style:parent-style-name="Text_20_body">
      <style:text-properties officeooo:rsid="002a04b0" officeooo:paragraph-rsid="002a04b0"/>
    </style:style>
    <style:style style:name="P26" style:family="paragraph" style:parent-style-name="Text_20_body">
      <style:text-properties officeooo:rsid="001fa361" officeooo:paragraph-rsid="001fa361"/>
    </style:style>
    <style:style style:name="P27" style:family="paragraph" style:parent-style-name="Text_20_body">
      <style:paragraph-properties fo:margin-left="0.4898in" fo:margin-right="0in" fo:text-indent="0in" style:auto-text-indent="false"/>
      <style:text-properties officeooo:paragraph-rsid="00182c9a"/>
    </style:style>
    <style:style style:name="P28" style:family="paragraph" style:parent-style-name="Text_20_body">
      <style:paragraph-properties fo:margin-left="0.4898in" fo:margin-right="0in" fo:text-indent="0in" style:auto-text-indent="false"/>
      <style:text-properties officeooo:paragraph-rsid="00161233"/>
    </style:style>
    <style:style style:name="P29" style:family="paragraph" style:parent-style-name="Text_20_body">
      <style:paragraph-properties fo:margin-left="0.4898in" fo:margin-right="0in" fo:text-indent="0in" style:auto-text-indent="false"/>
      <style:text-properties fo:font-style="normal" fo:font-weight="bold" officeooo:paragraph-rsid="002021c7" style:font-style-asian="normal" style:font-weight-asian="bold" style:font-style-complex="normal" style:font-weight-complex="bold"/>
    </style:style>
    <style:style style:name="P30" style:family="paragraph" style:parent-style-name="Text_20_body">
      <style:paragraph-properties fo:margin-left="0.4898in" fo:margin-right="0in" fo:text-indent="0in" style:auto-text-indent="false"/>
      <style:text-properties fo:font-style="normal" fo:font-weight="bold" officeooo:paragraph-rsid="00249583" style:font-style-asian="normal" style:font-weight-asian="bold" style:font-style-complex="normal" style:font-weight-complex="bold"/>
    </style:style>
    <style:style style:name="P31" style:family="paragraph" style:parent-style-name="Text_20_body">
      <style:paragraph-properties fo:margin-left="0.4898in" fo:margin-right="0in" fo:text-indent="0in" style:auto-text-indent="false"/>
      <style:text-properties fo:font-style="normal" fo:font-weight="bold" officeooo:paragraph-rsid="0024e6a6" style:font-style-asian="normal" style:font-weight-asian="bold" style:font-style-complex="normal" style:font-weight-complex="bold"/>
    </style:style>
    <style:style style:name="P32" style:family="paragraph" style:parent-style-name="Text_20_body">
      <style:paragraph-properties fo:margin-left="0.4898in" fo:margin-right="0in" fo:text-indent="0in" style:auto-text-indent="false"/>
      <style:text-properties fo:font-style="normal" fo:font-weight="bold" officeooo:rsid="002a7521" officeooo:paragraph-rsid="002a7521" style:font-style-asian="normal" style:font-weight-asian="bold" style:font-style-complex="normal" style:font-weight-complex="bold"/>
    </style:style>
    <style:style style:name="P33" style:family="paragraph" style:parent-style-name="Text_20_body">
      <style:paragraph-properties fo:margin-left="0.4898in" fo:margin-right="0in" fo:text-indent="0in" style:auto-text-indent="false"/>
      <style:text-properties fo:font-style="normal" fo:font-weight="normal" officeooo:rsid="00249583" officeooo:paragraph-rsid="00249583" style:font-style-asian="normal" style:font-weight-asian="normal" style:font-style-complex="normal" style:font-weight-complex="normal"/>
    </style:style>
    <style:style style:name="P34" style:family="paragraph" style:parent-style-name="Text_20_body">
      <style:paragraph-properties fo:margin-left="0.4898in" fo:margin-right="0in" fo:text-indent="0in" style:auto-text-indent="false"/>
      <style:text-properties fo:font-style="normal" fo:font-weight="normal" officeooo:rsid="0024e6a6" officeooo:paragraph-rsid="0024e6a6" style:font-style-asian="normal" style:font-weight-asian="normal" style:font-style-complex="normal" style:font-weight-complex="normal"/>
    </style:style>
    <style:style style:name="P35" style:family="paragraph" style:parent-style-name="Text_20_body">
      <style:paragraph-properties fo:margin-left="0.9689in" fo:margin-right="0in" fo:text-indent="0in" style:auto-text-indent="false"/>
      <style:text-properties fo:font-style="normal" officeooo:rsid="001fa361" officeooo:paragraph-rsid="001fa361" style:font-style-asian="normal" style:font-style-complex="normal"/>
    </style:style>
    <style:style style:name="P36" style:family="paragraph" style:parent-style-name="Text_20_body">
      <style:paragraph-properties fo:margin-left="0.9689in" fo:margin-right="0in" fo:text-indent="0in" style:auto-text-indent="false"/>
      <style:text-properties fo:font-style="normal" officeooo:rsid="001dffb0" officeooo:paragraph-rsid="001dffb0" style:font-style-asian="normal" style:font-style-complex="normal"/>
    </style:style>
    <style:style style:name="P37" style:family="paragraph" style:parent-style-name="Text_20_body">
      <style:paragraph-properties fo:margin-left="0.9791in" fo:margin-right="0in" fo:text-indent="0in" style:auto-text-indent="false"/>
      <style:text-properties officeooo:rsid="001ba86e" officeooo:paragraph-rsid="001ba86e"/>
    </style:style>
    <style:style style:name="P38" style:family="paragraph" style:parent-style-name="Text_20_body">
      <style:paragraph-properties fo:margin-left="0in" fo:margin-right="0in" fo:text-indent="0in" style:auto-text-indent="false">
        <style:tab-stops/>
      </style:paragraph-properties>
      <style:text-properties officeooo:rsid="001dd3d1" officeooo:paragraph-rsid="001d8f74"/>
    </style:style>
    <style:style style:name="P39" style:family="paragraph" style:parent-style-name="Text_20_body">
      <style:paragraph-properties fo:margin-left="1.9583in" fo:margin-right="0in" fo:text-indent="-1.0209in" style:auto-text-indent="false">
        <style:tab-stops/>
      </style:paragraph-properties>
      <style:text-properties officeooo:rsid="001d8f74" officeooo:paragraph-rsid="001d8f74"/>
    </style:style>
    <style:style style:name="P40" style:family="paragraph" style:parent-style-name="Heading_20_1">
      <style:paragraph-properties fo:text-align="center" style:justify-single-word="false"/>
      <style:text-properties officeooo:rsid="001dffb0" officeooo:paragraph-rsid="001dffb0"/>
    </style:style>
    <style:style style:name="P41" style:family="paragraph" style:parent-style-name="Heading_20_2">
      <style:text-properties officeooo:rsid="0011868e"/>
    </style:style>
    <style:style style:name="P42" style:family="paragraph" style:parent-style-name="Heading_20_2">
      <style:text-properties officeooo:rsid="001fa361"/>
    </style:style>
    <style:style style:name="P43" style:family="paragraph" style:parent-style-name="Heading_20_2">
      <style:text-properties fo:font-weight="normal" officeooo:rsid="0024e6a6" style:font-weight-asian="normal" style:font-weight-complex="normal"/>
    </style:style>
    <style:style style:name="P44" style:family="paragraph" style:parent-style-name="Heading_20_2">
      <style:text-properties officeooo:rsid="00290083" officeooo:paragraph-rsid="00290083"/>
    </style:style>
    <style:style style:name="P45" style:family="paragraph" style:parent-style-name="Heading_20_3">
      <style:text-properties officeooo:rsid="0011868e"/>
    </style:style>
    <style:style style:name="P46" style:family="paragraph" style:parent-style-name="Heading_20_3">
      <style:text-properties officeooo:rsid="001dffb0"/>
    </style:style>
    <style:style style:name="P47" style:family="paragraph" style:parent-style-name="Heading_20_3">
      <style:text-properties officeooo:rsid="00290083"/>
    </style:style>
    <style:style style:name="P48" style:family="paragraph" style:parent-style-name="Heading_20_3">
      <style:text-properties officeooo:rsid="002a04b0"/>
    </style:style>
    <style:style style:name="P49" style:family="paragraph" style:parent-style-name="Text_20_body">
      <style:text-properties fo:font-weight="normal" officeooo:rsid="002f357a" officeooo:paragraph-rsid="002f357a" style:font-weight-asian="normal" style:font-weight-complex="normal"/>
    </style:style>
    <style:style style:name="P50" style:family="paragraph" style:parent-style-name="Text_20_body">
      <style:text-properties fo:font-weight="normal" officeooo:rsid="003129e2" officeooo:paragraph-rsid="003129e2" style:font-weight-asian="normal" style:font-weight-complex="normal"/>
    </style:style>
    <style:style style:name="T1" style:family="text">
      <style:text-properties officeooo:rsid="001343bb"/>
    </style:style>
    <style:style style:name="T2" style:family="text">
      <style:text-properties officeooo:rsid="0013b4fd"/>
    </style:style>
    <style:style style:name="T3" style:family="text">
      <style:text-properties fo:font-style="italic" officeooo:rsid="001343bb" style:font-style-asian="italic" style:font-style-complex="italic"/>
    </style:style>
    <style:style style:name="T4" style:family="text">
      <style:text-properties fo:font-style="italic" officeooo:rsid="0015753e" style:font-style-asian="italic" style:font-style-complex="italic"/>
    </style:style>
    <style:style style:name="T5" style:family="text">
      <style:text-properties fo:font-style="italic" officeooo:rsid="001dffb0" style:font-style-asian="italic" style:font-style-complex="italic"/>
    </style:style>
    <style:style style:name="T6" style:family="text">
      <style:text-properties fo:font-style="italic" officeooo:rsid="00182c9a" style:font-style-asian="italic" style:font-style-complex="italic"/>
    </style:style>
    <style:style style:name="T7" style:family="text">
      <style:text-properties fo:font-style="italic" officeooo:rsid="00161233" style:font-style-asian="italic" style:font-style-complex="italic"/>
    </style:style>
    <style:style style:name="T8" style:family="text">
      <style:text-properties fo:font-style="italic" officeooo:rsid="001fa361" style:font-style-asian="italic" style:font-style-complex="italic"/>
    </style:style>
    <style:style style:name="T9" style:family="text">
      <style:text-properties fo:font-style="italic" fo:font-weight="normal" officeooo:rsid="002021c7" style:font-style-asian="italic" style:font-weight-asian="normal" style:font-style-complex="italic" style:font-weight-complex="normal"/>
    </style:style>
    <style:style style:name="T10" style:family="text">
      <style:text-properties fo:font-style="italic" fo:font-weight="normal" officeooo:rsid="0020c734" style:font-style-asian="italic" style:font-weight-asian="normal" style:font-style-complex="italic" style:font-weight-complex="normal"/>
    </style:style>
    <style:style style:name="T11" style:family="text">
      <style:text-properties fo:font-style="italic" fo:font-weight="normal" officeooo:rsid="00249583" style:font-style-asian="italic" style:font-weight-asian="normal" style:font-style-complex="italic" style:font-weight-complex="normal"/>
    </style:style>
    <style:style style:name="T12" style:family="text">
      <style:text-properties fo:font-style="italic" fo:font-weight="normal" officeooo:rsid="0024e6a6" style:font-style-asian="italic" style:font-weight-asian="normal" style:font-style-complex="italic" style:font-weight-complex="normal"/>
    </style:style>
    <style:style style:name="T13" style:family="text">
      <style:text-properties fo:font-style="italic" fo:font-weight="normal" officeooo:rsid="00270773" style:font-style-asian="italic" style:font-weight-asian="normal" style:font-style-complex="italic" style:font-weight-complex="normal"/>
    </style:style>
    <style:style style:name="T14" style:family="text">
      <style:text-properties fo:font-style="italic" fo:font-weight="normal" officeooo:rsid="0025bc03" style:font-style-asian="italic" style:font-weight-asian="normal" style:font-style-complex="italic" style:font-weight-complex="normal"/>
    </style:style>
    <style:style style:name="T15" style:family="text">
      <style:text-properties fo:font-style="italic" style:text-underline-style="none" fo:font-weight="normal" officeooo:rsid="0020c734" style:font-style-asian="italic" style:font-weight-asian="normal" style:font-style-complex="italic" style:font-weight-complex="normal"/>
    </style:style>
    <style:style style:name="T16" style:family="text">
      <style:text-properties fo:font-style="italic" style:text-underline-style="none" fo:font-weight="normal" officeooo:rsid="0024e6a6" style:font-style-asian="italic" style:font-weight-asian="normal" style:font-style-complex="italic" style:font-weight-complex="normal"/>
    </style:style>
    <style:style style:name="T17" style:family="text">
      <style:text-properties officeooo:rsid="0015753e"/>
    </style:style>
    <style:style style:name="T18" style:family="text">
      <style:text-properties fo:font-style="normal" officeooo:rsid="0015753e" style:font-style-asian="normal" style:font-style-complex="normal"/>
    </style:style>
    <style:style style:name="T19" style:family="text">
      <style:text-properties officeooo:rsid="00161233"/>
    </style:style>
    <style:style style:name="T20" style:family="text">
      <style:text-properties officeooo:rsid="00182c9a"/>
    </style:style>
    <style:style style:name="T21" style:family="text">
      <style:text-properties fo:font-weight="bold" style:font-weight-asian="bold" style:font-weight-complex="bold"/>
    </style:style>
    <style:style style:name="T22" style:family="text">
      <style:text-properties fo:font-weight="bold" officeooo:rsid="001343bb" style:font-weight-asian="bold" style:font-weight-complex="bold"/>
    </style:style>
    <style:style style:name="T23" style:family="text">
      <style:text-properties fo:font-weight="bold" officeooo:rsid="00182c9a" style:font-weight-asian="bold" style:font-weight-complex="bold"/>
    </style:style>
    <style:style style:name="T24" style:family="text">
      <style:text-properties fo:font-weight="bold" officeooo:rsid="00161233" style:font-weight-asian="bold" style:font-weight-complex="bold"/>
    </style:style>
    <style:style style:name="T25" style:family="text">
      <style:text-properties fo:font-weight="bold" officeooo:rsid="001dffb0" style:font-weight-asian="bold" style:font-weight-complex="bold"/>
    </style:style>
    <style:style style:name="T26" style:family="text">
      <style:text-properties fo:font-weight="bold" officeooo:rsid="0025bc03" style:font-weight-asian="bold" style:font-weight-complex="bold"/>
    </style:style>
    <style:style style:name="T27" style:family="text">
      <style:text-properties officeooo:rsid="001dffb0"/>
    </style:style>
    <style:style style:name="T28" style:family="text">
      <style:text-properties officeooo:rsid="001fa361"/>
    </style:style>
    <style:style style:name="T29" style:family="text">
      <style:text-properties officeooo:rsid="002021c7"/>
    </style:style>
    <style:style style:name="T30" style:family="text">
      <style:text-properties fo:font-weight="normal" style:font-weight-asian="normal" style:font-weight-complex="normal"/>
    </style:style>
    <style:style style:name="T31" style:family="text">
      <style:text-properties fo:font-weight="normal" officeooo:rsid="002021c7" style:font-weight-asian="normal" style:font-weight-complex="normal"/>
    </style:style>
    <style:style style:name="T32" style:family="text">
      <style:text-properties fo:font-weight="normal" officeooo:rsid="00249583" style:font-weight-asian="normal" style:font-weight-complex="normal"/>
    </style:style>
    <style:style style:name="T33" style:family="text">
      <style:text-properties fo:font-weight="normal" officeooo:rsid="0024e6a6" style:font-weight-asian="normal" style:font-weight-complex="normal"/>
    </style:style>
    <style:style style:name="T34" style:family="text">
      <style:text-properties fo:font-weight="normal" officeooo:rsid="0025bc03" style:font-weight-asian="normal" style:font-weight-complex="normal"/>
    </style:style>
    <style:style style:name="T35" style:family="text">
      <style:text-properties fo:font-weight="normal" officeooo:rsid="00270773" style:font-weight-asian="normal" style:font-weight-complex="normal"/>
    </style:style>
    <style:style style:name="T36" style:family="text">
      <style:text-properties fo:font-weight="normal" officeooo:rsid="002d990e" style:font-weight-asian="normal" style:font-weight-complex="normal"/>
    </style:style>
    <style:style style:name="T37" style:family="text">
      <style:text-properties officeooo:rsid="0020c734"/>
    </style:style>
    <style:style style:name="T38" style:family="text">
      <style:text-properties style:text-underline-style="none" fo:font-weight="normal" officeooo:rsid="0024e6a6" style:font-weight-asian="normal" style:font-weight-complex="normal"/>
    </style:style>
    <style:style style:name="T39" style:family="text">
      <style:text-properties officeooo:rsid="0025bc03"/>
    </style:style>
    <style:style style:name="T40" style:family="text">
      <style:text-properties officeooo:rsid="002707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koo</text:h>
      <text:h text:style-name="P41" text:outline-level="2">Global Procedures</text:h>
      <text:h text:style-name="P45" text:outline-level="3">tkoo::class</text:h>
      <text:p text:style-name="P1"><text:span text:style-name="T22">tkoo::class</text:span><text:span text:style-name="T1"> </text:span><text:span text:style-name="T3">class body</text:span></text:p>
      <text:p text:style-name="P2"><text:span text:style-name="T17">The tkoo::class procedure creates a new class named </text:span><text:span text:style-name="T4">class</text:span><text:span text:style-name="T18">,</text:span><text:span text:style-name="T2"> </text:span><text:span text:style-name="T4">class</text:span><text:span text:style-name="T17"> must not exist. Upon creation of class </text:span><text:span text:style-name="T4">body</text:span><text:span text:style-name="T17"> will be evaluated in the tkoo::define namespace. The following procedures are defined in the tkoo::define namespace, and are identical to oo::define unless otherwise noted and do not work outside of the class definition.</text:span></text:p>
      <text:p text:style-name="P27"><text:span text:style-name="T23">bind</text:span><text:span text:style-name="T20"> </text:span><text:span text:style-name="T6">sequence body</text:span></text:p>
      <text:p text:style-name="P37">This procedure is a shortcut to the tk bind command. Key bindings created by this command will effect all widgets created by the class. Bindings are inherited from parent classes.</text:p>
      <text:p text:style-name="P28"><text:span text:style-name="T24">constructor</text:span><text:span text:style-name="T19"> </text:span><text:span text:style-name="T7">argList bodyScript</text:span></text:p>
      <text:p text:style-name="P36">Procedures from the tkoo::Helpers are imported in the class constructor.</text:p>
      <text:p text:style-name="P28"><text:span text:style-name="T24">deletemethod</text:span><text:span text:style-name="T19"> </text:span><text:span text:style-name="T7">name ?name …?</text:span></text:p>
      <text:p text:style-name="P28"><text:span text:style-name="T24">destructor</text:span><text:span text:style-name="T19"> </text:span><text:span text:style-name="T7">bodyScript</text:span></text:p>
      <text:p text:style-name="P28"><text:span text:style-name="T24">export</text:span><text:span text:style-name="T19"> </text:span><text:span text:style-name="T7">name ?name ..?</text:span></text:p>
      <text:p text:style-name="P28"><text:span text:style-name="T24">filter</text:span><text:span text:style-name="T19"> </text:span><text:span text:style-name="T7">?-slotOperation? ?methodName?</text:span></text:p>
      <text:p text:style-name="P28"><text:span text:style-name="T24">forward</text:span><text:span text:style-name="T19"> </text:span><text:span text:style-name="T7">name cmdName ?arg …?</text:span></text:p>
      <text:p text:style-name="P28"><text:span text:style-name="T24">method</text:span><text:span text:style-name="T19"> </text:span><text:span text:style-name="T7">name argList bodyScript</text:span></text:p>
      <text:p text:style-name="P28"><text:span text:style-name="T24">mixin</text:span><text:span text:style-name="T19"> </text:span><text:span text:style-name="T7">?-slotOperation? ?className …?</text:span></text:p>
      <text:p text:style-name="P28"><text:span text:style-name="T24">renamemethod</text:span><text:span text:style-name="T19"> </text:span><text:span text:style-name="T7">fromName toName</text:span></text:p>
      <text:p text:style-name="P28"><text:span text:style-name="T24">self</text:span><text:span text:style-name="T19"> </text:span><text:span text:style-name="T7">subcommand arg …</text:span></text:p>
      <text:p text:style-name="P28"><text:span text:style-name="T24">self</text:span><text:span text:style-name="T19"> </text:span><text:span text:style-name="T7">script</text:span></text:p>
      <text:p text:style-name="P28"><text:span text:style-name="T24">superclass</text:span><text:span text:style-name="T19"> </text:span><text:span text:style-name="T7">?-slotOperation? ?className?</text:span></text:p>
      <text:p text:style-name="P35">All widget classes must superclass tkoo::widget.</text:p>
      <text:p text:style-name="P28"><text:span text:style-name="T24">unexport</text:span><text:span text:style-name="T19"> </text:span><text:span text:style-name="T7">name ?name …?</text:span></text:p>
      <text:p text:style-name="P28"><text:span text:style-name="T24">variable</text:span><text:span text:style-name="T19"> </text:span><text:span text:style-name="T7">?-slotOperation? ?name?</text:span></text:p>
      <text:p text:style-name="P37">The following variables are added to the variable list:</text:p>
      <text:p text:style-name="P39">widCmd<text:tab/>contains the original command used to access the widget</text:p>
      <text:p text:style-name="P39">pathname<text:tab/>contains the pathname of the widget</text:p>
      <text:p text:style-name="P39">options<text:tab/>contains information about widget options</text:p>
      <text:p text:style-name="P39">exists<text:tab/>used to determine if the widget already exists</text:p>
      <text:p text:style-name="P38"/>
      <text:h text:style-name="P46" text:outline-level="3">tkoo::wrap</text:h>
      <text:p text:style-name="P3"><text:span text:style-name="T25">tkoo::wrap</text:span><text:span text:style-name="T27"> </text:span><text:span text:style-name="T5">original ?new?</text:span></text:p>
      <text:p text:style-name="P4"><text:span text:style-name="T28">This procedure creates classes for Tk widgets, </text:span><text:span text:style-name="T8">original</text:span><text:span text:style-name="T28"> is the Tk widget to be wrapped. If </text:span><text:span text:style-name="T8">new</text:span><text:span text:style-name="T28"> is specifed it states the name of the class.</text:span></text:p>
      <text:p text:style-name="P5"/>
      <text:h text:style-name="P42" text:outline-level="2">Helper Procedures</text:h>
      <text:p text:style-name="P26">These procedures are designed to be used in widget class methods. They are defined in the tkoo::Helpers namespace.</text:p>
      <text:p text:style-name="P11">ClassList</text:p>
      <text:p text:style-name="P19">Returns a list of all classes that the widget inherits.</text:p>
      <text:p text:style-name="P11">Exists <text:span text:style-name="T36">widget</text:span></text:p>
      <text:p text:style-name="P19">Determines if the widget was already created, used in the constructor.</text:p>
      <text:p text:style-name="P16">mc<text:span text:style-name="T30"> src-string ?arg …?</text:span></text:p>
      <text:p text:style-name="P49">Returns a translation of src-string from msgcat. mc will search classes the object inherits, then search the namespaces of those classes, and the parents of those namespaces, and so on. If no translation string exists, ::msgcat::mcunknown is called and the string returned fom ::msgcat::mcunknown is returned.</text:p>
      <text:p text:style-name="P50"><text:span text:style-name="T21">mcmax</text:span> ?src-string …?</text:p>
      <text:p text:style-name="P50">Returns the length of the longest translated string.</text:p>
      <text:p text:style-name="P9"><text:span text:style-name="T29">Option </text:span><text:span text:style-name="T9">method ?arg …?</text:span></text:p>
      <text:p text:style-name="P7">The Option command is used to modify and query options for the widget. Option supports the following methods.</text:p>
      <text:p text:style-name="P29"><text:span text:style-name="T29">add</text:span><text:span text:style-name="T31"> </text:span><text:span text:style-name="T9">option dbName dbClass default body</text:span></text:p>
      <text:p text:style-name="P30"><text:span text:style-name="T32">The add method adds an option to the widget named </text:span><text:span text:style-name="T11">option</text:span><text:span text:style-name="T32">. </text:span><text:span text:style-name="T11">dbName</text:span><text:span text:style-name="T32"> and </text:span><text:span text:style-name="T11">dbClass</text:span><text:span text:style-name="T32"> will be used for the option database if support is implemented, until then they provide information supplied by </text:span><text:span text:style-name="T11">.widget configure</text:span><text:span text:style-name="T32">. </text:span><text:span text:style-name="T11">default</text:span><text:span text:style-name="T32"> specifies the value for </text:span><text:span text:style-name="T11">option</text:span><text:span text:style-name="T32"> if it is not set. b</text:span><text:span text:style-name="T11">ody</text:span><text:span text:style-name="T32"> is evaluated anytime the value of an option is modified. </text:span><text:span text:style-name="T11">option</text:span><text:span text:style-name="T32"> must start with a “-”.</text:span></text:p>
      <text:p text:style-name="P29"><text:span text:style-name="T29">eval</text:span><text:span text:style-name="T31"> </text:span><text:span text:style-name="T9">option</text:span></text:p>
      <text:p text:style-name="P33">The eval method is used by the configure method of the widget when an option is changed.</text:p>
      <text:p text:style-name="P29"><text:span text:style-name="T29">get</text:span><text:span text:style-name="T31"> </text:span><text:span text:style-name="T9">?</text:span><text:span text:style-name="T10">option?</text:span></text:p>
      <text:p text:style-name="P30"><text:span text:style-name="T32">If </text:span><text:span text:style-name="T11">option</text:span><text:span text:style-name="T32"> is specified, this method will return info about the option in the form of a list consisting of </text:span><text:span text:style-name="T11">option dbName dbClass default value</text:span><text:span text:style-name="T32">. </text:span><text:span text:style-name="T33">If </text:span><text:span text:style-name="T12">option</text:span><text:span text:style-name="T33"> is not specified, this method will return a list of all options. This method works the same as a widget configure method.</text:span></text:p>
      <text:p text:style-name="P29"><text:span text:style-name="T37">remove</text:span><text:span text:style-name="T31"> </text:span><text:span text:style-name="T10">option</text:span></text:p>
      <text:p text:style-name="P31"><text:span text:style-name="T33">The remove method removes </text:span><text:span text:style-name="T12">option</text:span><text:span text:style-name="T33"> from the widget.</text:span></text:p>
      <text:p text:style-name="P29"><text:span text:style-name="T37">set</text:span><text:span text:style-name="T31"> </text:span><text:span text:style-name="T15">option value</text:span></text:p>
      <text:p text:style-name="P31"><text:span text:style-name="T38">The set method assigns </text:span><text:span text:style-name="T16">value</text:span><text:span text:style-name="T38"> to </text:span><text:span text:style-name="T16">option</text:span><text:span text:style-name="T38">, then evaluates the options body. Upon error, the original value is restored and an error is thrown.</text:span></text:p>
      <text:p text:style-name="P29"><text:span text:style-name="T29">lookup</text:span><text:span text:style-name="T31"> </text:span><text:span text:style-name="T10">option</text:span></text:p>
      <text:p text:style-name="P32"><text:span text:style-name="T33">U</text:span><text:span text:style-name="T30">sed to find an option from the shortened form.</text:span></text:p>
      <text:p text:style-name="P34"/>
      <text:h text:style-name="P43" text:outline-level="2">tkoo::widget class</text:h>
      <text:p text:style-name="P17"><text:span text:style-name="T33">The tkoo::widget class is the class that all other widget classes are made of, therefore they inherit all of its methods. By default the tkoo::widget class creates a blank frame, this can be overridden in the Create method of the tkoo::widget class. </text:span><text:span text:style-name="T34">The tkoo::widget class is made of the following methods:</text:span></text:p>
      <text:p text:style-name="P18"><text:span text:style-name="T26">constructor</text:span><text:span text:style-name="T14"> </text:span><text:span text:style-name="T13">wid ?option value …?</text:span></text:p>
      <text:p text:style-name="P8">The constructor calls a series of methods to create and initialize the widget. In the event the constructor is overridden the Exists procedure needs to be called first to make sure that a widget with the same name hasn’t already been created. The constructor first creates the variables, then calls the following methods in order CreateOptions, Create, CreateBindings. Finally it renames the widget command and the class.</text:p>
      <text:p text:style-name="P14">destructor</text:p>
      <text:p text:style-name="P20">The destructor removes the widget and its command.</text:p>
      <text:p text:style-name="P12">BindDestroy</text:p>
      <text:p text:style-name="P20">The BindDestroy method is called when the widget is destroyed, it destroys the class.</text:p>
      <text:p text:style-name="P10"><text:span text:style-name="T40">cget </text:span><text:span text:style-name="T13">option</text:span></text:p>
      <text:p text:style-name="P20">This method is the same as the widget cget method.</text:p>
      <text:p text:style-name="P10"><text:span text:style-name="T40">configure </text:span><text:span text:style-name="T14">?</text:span><text:span text:style-name="T13">option value? ...</text:span></text:p>
      <text:p text:style-name="P20">This method is the same as the widget configure method.</text:p>
      <text:p text:style-name="P10"><text:span text:style-name="T39">Create</text:span><text:span text:style-name="T14"> </text:span><text:span text:style-name="T13">wid ?option value …?</text:span></text:p>
      <text:p text:style-name="P6"><text:span text:style-name="T35">This method is called to create the widget. w</text:span><text:span text:style-name="T13">id</text:span><text:span text:style-name="T35"> is the widget name.</text:span></text:p>
      <text:p text:style-name="P12">CreateOptions</text:p>
      <text:p text:style-name="P21">This method is called to create options for the widget.</text:p>
      <text:p text:style-name="P12">CreateBindings</text:p>
      <text:p text:style-name="P21">This method handles the bindtags for the widget.</text:p>
      <text:p text:style-name="P15">destroy</text:p>
      <text:p text:style-name="P21">The destroy method has been unexported to prevent unintentional destruction of widgets. It cannot be used for anything other than destroying the widget.</text:p>
      <text:h text:style-name="P44" text:outline-level="2">Additional Classes</text:h>
      <text:h text:style-name="P47" text:outline-level="3">Tk widgets</text:h>
      <text:p text:style-name="P24">The standard Tk widget set is “wrapped” in to tkoo classes when the package is loaded to make it easier to make modified versions of the Tk widgets. These classes should look and act exactly like the original Tk widgets, with the same methods and options. The following classes are created:</text:p>
      <text:p text:style-name="P23">tkoo::tk_button</text:p>
      <text:p text:style-name="P23">tkoo::tk_canvas</text:p>
      <text:p text:style-name="P23">tkoo::tk_checkbutton</text:p>
      <text:p text:style-name="P23">tkoo::tk_entry</text:p>
      <text:p text:style-name="P23">tkoo::tk_frame</text:p>
      <text:p text:style-name="P23">tkoo::tk_label</text:p>
      <text:p text:style-name="P23">tkoo::tk_labelframe</text:p>
      <text:p text:style-name="P23">tkoo::tk_listbox</text:p>
      <text:p text:style-name="P23">tkoo::tk_menubutton</text:p>
      <text:p text:style-name="P23">tkoo::tk_message</text:p>
      <text:p text:style-name="P23">tkoo::tk_panedwindow</text:p>
      <text:p text:style-name="P23">tkoo::tk_radiobutton</text:p>
      <text:p text:style-name="P23">tkoo::tk_scale</text:p>
      <text:p text:style-name="P23">tkoo::tk_scrollbar</text:p>
      <text:p text:style-name="P23">tkoo::tk_spinbox</text:p>
      <text:p text:style-name="P23">tkoo::tk_text</text:p>
      <text:p text:style-name="P23">tkoo::tk_toplevel</text:p>
      <text:p text:style-name="P23">tkoo::ttk_button</text:p>
      <text:p text:style-name="P23">tkoo::ttk_checkbutton</text:p>
      <text:p text:style-name="P23">tkoo::ttk_combobox</text:p>
      <text:p text:style-name="P23">tkoo::ttk_entry</text:p>
      <text:p text:style-name="P23">tkoo::ttk_frame</text:p>
      <text:p text:style-name="P23">tkoo::ttk_label</text:p>
      <text:p text:style-name="P23">tkoo::ttk_labelframe</text:p>
      <text:p text:style-name="P23">tkoo::ttk_menubutton</text:p>
      <text:p text:style-name="P23">tkoo::ttk_notebook</text:p>
      <text:p text:style-name="P23">tkoo::ttk_panedwindow</text:p>
      <text:p text:style-name="P23">tkoo::ttk_progressbar</text:p>
      <text:p text:style-name="P23">tkoo::ttk_radiobutton</text:p>
      <text:p text:style-name="P23">tkoo::ttk_scale</text:p>
      <text:p text:style-name="P23">tkoo::ttk_scrollbar</text:p>
      <text:p text:style-name="P23">tkoo::ttk_separator</text:p>
      <text:p text:style-name="P23">tkoo::ttk_sizegrip</text:p>
      <text:p text:style-name="P23">tkoo::ttk_spinbox</text:p>
      <text:p text:style-name="P23">tkoo::ttk_treeview</text:p>
      <text:h text:style-name="P47" text:outline-level="3">tkoo::widgets</text:h>
      <text:p text:style-name="P24">The following classes are part of the tkoo::widgets package, each one has its own package name as well. These classes can be used like any tk command used to create a widget and inherit all the methods of their Tk counterpart. They all use the tkoo::mixin::help class, for some this is the only distinction between the class and the Tk equivalent widget..</text:p>
      <text:p text:style-name="P13">tkoo::browser</text:p>
      <text:p text:style-name="P22">File browser widget.</text:p>
      <text:p text:style-name="P22">Inherits tkoo::ttk_treeview</text:p>
      <text:p text:style-name="P13">tkoo::button</text:p>
      <text:p text:style-name="P13">tkoo::canvas</text:p>
      <text:p text:style-name="P13">tkoo::checkbutton</text:p>
      <text:p text:style-name="P13">tkoo::combobox</text:p>
      <text:p text:style-name="P13">tkoo::dtree</text:p>
      <text:p text:style-name="P13">tkoo::entry</text:p>
      <text:p text:style-name="P13">tkoo::frame</text:p>
      <text:p text:style-name="P13">tkoo::labelframe</text:p>
      <text:p text:style-name="P13">tkoo::label</text:p>
      <text:p text:style-name="P13">tkoo::listbox</text:p>
      <text:p text:style-name="P13">tkoo::menubutton</text:p>
      <text:p text:style-name="P13">tkoo::message</text:p>
      <text:p text:style-name="P13">tkoo::notebook</text:p>
      <text:p text:style-name="P13">tkoo::panedwindow</text:p>
      <text:p text:style-name="P13">tkoo::progressbar</text:p>
      <text:p text:style-name="P13">tkoo::radiobutton</text:p>
      <text:p text:style-name="P13">tkoo::scale</text:p>
      <text:p text:style-name="P13">tkoo::scrollbar</text:p>
      <text:p text:style-name="P13">tkoo::scrolledframe</text:p>
      <text:p text:style-name="P13">tkoo::separator</text:p>
      <text:p text:style-name="P13">tkoo::sizegrip</text:p>
      <text:p text:style-name="P13">tkoo::spinbox</text:p>
      <text:p text:style-name="P13">tkoo::text</text:p>
      <text:p text:style-name="P13">tkoo::treeview</text:p>
      <text:h text:style-name="P48" text:outline-level="3">tkoo::widgets mixins</text:h>
      <text:p text:style-name="P25">tkoo::mixin::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8T20:43:11.43</meta:creation-date>
    <dc:date>2013-09-01T00:36:00.103000000</dc:date>
    <meta:editing-duration>PT2H34M6S</meta:editing-duration>
    <meta:editing-cycles>24</meta:editing-cycles>
    <meta:generator>LibreOffice/4.1.0.4$Windows_x86 LibreOffice_project/89ea49ddacd9aa532507cbf852f2bb22b1ace28</meta:generator>
    <meta:document-statistic meta:table-count="0" meta:image-count="0" meta:object-count="0" meta:page-count="1" meta:paragraph-count="144" meta:word-count="962" meta:character-count="6567" meta:non-whitespace-character-count="5749"/>
  </office:meta>
</office:document-meta>
</file>